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/>
      <style:text-properties officeooo:paragraph-rsid="0010dc5c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0dc5c"/>
    </style:style>
    <style:style style:name="P3" style:family="paragraph" style:parent-style-name="Standard">
      <style:paragraph-properties fo:margin-left="0.741cm" fo:margin-right="0cm" fo:margin-top="0cm" fo:margin-bottom="0cm" style:contextual-spacing="false" fo:text-indent="0cm" style:auto-text-indent="false"/>
      <style:text-properties officeooo:paragraph-rsid="0010dc5c"/>
    </style:style>
    <style:style style:name="P4" style:family="paragraph" style:parent-style-name="Standard">
      <style:paragraph-properties fo:margin-left="0.741cm" fo:margin-right="0cm" fo:margin-top="0cm" fo:margin-bottom="0.199cm" style:contextual-spacing="false" fo:text-indent="0cm" style:auto-text-indent="false"/>
      <style:text-properties officeooo:paragraph-rsid="0010dc5c"/>
    </style:style>
    <style:style style:name="P5" style:family="paragraph" style:parent-style-name="Heading_20_1">
      <style:paragraph-properties fo:margin-top="0cm" fo:margin-bottom="0.199cm" style:contextual-spacing="false"/>
    </style:style>
    <style:style style:name="P6" style:family="paragraph" style:parent-style-name="Heading_20_2">
      <style:paragraph-properties fo:margin-top="0cm" fo:margin-bottom="0.199cm" style:contextual-spacing="false"/>
    </style:style>
    <style:style style:name="T1" style:family="text">
      <style:text-properties officeooo:rsid="0010d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Теоретические задачи</text:span></text:h>
      <text:p text:style-name="P1"><text:span text:style-name="T1"/></text:p>
      <text:h text:style-name="P6" text:outline-level="2"><text:span text:style-name="T1">Задача 1: воздушные шарики</text:span></text:h>
      <text:p text:style-name="P1"><text:span text:style-name="T1">1 балл за правильный ответ.</text:span></text:p>
      <text:p text:style-name="P1"><text:span text:style-name="T1">3 балла за расчёт силы Архимеда либо 1 балл за достаточно развёрнутое качественное обоснование. Например, “водород имеет меньшую плотность” считалось достаточно развёрнутым, а “водород легче” – нет.</text:span></text:p>
      <text:p text:style-name="P2"><text:span text:style-name="T1">1 балл за упоминание любых дополнительных факторов, влияющих на результат. Дополнительные оценки за конкретные факторы:</text:span></text:p>
      <text:p text:style-name="P3"><text:span text:style-name="T1">растяжимая оболочка: 1 балл;</text:span></text:p>
      <text:p text:style-name="P3"><text:span text:style-name="T1">диффузия газа сквозь оболочку: 1 балл;</text:span></text:p>
      <text:p text:style-name="P3"><text:span text:style-name="T1">возможное возгорание водорода: 1 балл;</text:span></text:p>
      <text:p text:style-name="P4"><text:span text:style-name="T1">тепловое расширение: 1 балл.</text:span></text:p>
      <text:p text:style-name="P1"><text:span text:style-name="T1">1 балл за рисунок, на котором изображены действующие силы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3-03T13:04:23</meta:creation-date>
    <dc:date>2013-03-03T13:08:39</dc:date>
    <meta:editing-duration>PT31S</meta:editing-duration>
    <meta:editing-cycles>2</meta:editing-cycles>
    <meta:generator>LibreOffice/3.6$Linux_X86_64 LibreOffice_project/360m1$Build-304</meta:generator>
    <meta:document-statistic meta:table-count="0" meta:image-count="0" meta:object-count="0" meta:page-count="1" meta:paragraph-count="10" meta:word-count="81" meta:character-count="580" meta:non-whitespace-character-count="509"/>
  </office:meta>
</office:document-meta>
</file>